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office:value-type="string">
            <text:p>append-&gt;append2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6">
            <text:p>4.4</text:p>
          </table:table-cell>
          <table:table-cell office:value-type="float" office:value="4.3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2">2008/06/22</text:date>, <text:time>13:08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22T13:08:56</dc:date>
    <meta:editing-cycles>11</meta:editing-cycles>
    <meta:editing-duration>PT22H42M34S</meta:editing-duration>
    <meta:user-defined meta:name="Info 1"/>
    <meta:user-defined meta:name="Info 2"/>
    <meta:user-defined meta:name="Info 3"/>
    <meta:user-defined meta:name="Info 4"/>
    <meta:document-statistic meta:table-count="3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4cm" svg:y="0.142cm" chart:style-name="ch2">
          <text:p>psyntax.pp</text:p>
        </chart:title>
        <chart:legend chart:legend-position="end" svg:x="7.996cm" svg:y="3.038cm" chart:style-name="ch3"/>
        <chart:plot-area chart:style-name="ch4" table:cell-range-address="表1.C3:表1.AG5 表1.B4:表1.AG5 表1.B3:表1.B3" chart:data-source-has-labels="both" svg:x="0.151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7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>append-&gt;append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6">
                <text:p>4.396</text:p>
              </table:table-cell>
              <table:table-cell office:value-type="float" office:value="4.3">
                <text:p>4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